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PostingsFieldsWriter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PostingsFieldsWriter.addField( FieldInfo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PostingsFieldsWriter.FormatPostingsFieldsWriter( SegmentWriteState state , FieldInfos fieldInf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